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10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3" style:family="paragraph"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9.5cm" svg:y="2cm">
          <text:p text:style-name="P1"><text:span text:style-name="T1">SFU the requ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1" draw:layer="layout" svg:width="0.5cm" svg:height="0.5cm" svg:x="10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id="id3" draw:layer="layout" svg:width="1.5cm" svg:height="1cm" svg:x="9.5cm" svg:y="3cm">
          <text:p text:style-name="P1"><text:span text:style-name="T1">Check</text:span></text:p>
          <text:p text:style-name="P1"><text:span text:style-name="T1">the status,</text:span></text:p>
          <text:p text:style-name="P1"><text:span text:style-name="T1">if ..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id="id4" draw:layer="layout" svg:width="1.5cm" svg:height="0.5cm" svg:x="5.5cm" svg:y="4.5cm">
          <text:p text:style-name="P1"><text:span text:style-name="T1">ACPT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2" draw:id="id5" draw:layer="layout" svg:width="1.5cm" svg:height="0.5cm" svg:x="9.5cm" svg:y="4.5cm">
          <text:p text:style-name="P1"><text:span text:style-name="T1">SRC-RSP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2" draw:id="id6" draw:layer="layout" svg:width="1.5cm" svg:height="0.5cm" svg:x="12.5cm" svg:y="4.5cm">
          <text:p text:style-name="P1"><text:span text:style-name="T1">DST-RSP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5" draw:text-style-name="P3" draw:layer="layout" svg:width="3.581cm" svg:height="3.345cm" svg:x="13.419cm" svg:y="0.934cm">
          <draw:text-box>
            <text:p><text:span text:style-name="T1">ACPT</text:span><text:span text:style-name="T1"><text:tab/></text:span><text:span text:style-name="T1">Accepted</text:span></text:p>
            <text:p><text:span text:style-name="T1">CF</text:span><text:span text:style-name="T1"><text:tab/></text:span><text:span text:style-name="T1">Clean-up flag</text:span></text:p>
            <text:p><text:span text:style-name="T1">DCL</text:span><text:span text:style-name="T1"><text:tab/></text:span><text:span text:style-name="T1">Decline</text:span></text:p>
            <text:p><text:span text:style-name="T1">DST</text:span><text:span text:style-name="T1"><text:tab/></text:span><text:span text:style-name="T1">Destination</text:span></text:p>
            <text:p><text:span text:style-name="T1">EXD LMT</text:span><text:span text:style-name="T1"><text:tab/></text:span><text:span text:style-name="T1">Exceeded Limit</text:span></text:p>
            <text:p><text:span text:style-name="T1">IFC</text:span><text:span text:style-name="T1"><text:tab/></text:span><text:span text:style-name="T1">Interface</text:span></text:p>
            <text:p><text:span text:style-name="T1">INCT FMT</text:span><text:span text:style-name="T1"><text:tab/></text:span><text:span text:style-name="T1">Incorrect Format</text:span></text:p>
            <text:p><text:span text:style-name="T1">NTFPRO</text:span><text:span text:style-name="T1"><text:tab/></text:span><text:span text:style-name="T1">Notification Processing</text:span></text:p>
            <text:p><text:span text:style-name="T1">PRO</text:span><text:span text:style-name="T1"><text:tab/></text:span><text:span text:style-name="T1">Processed</text:span></text:p>
            <text:p><text:span text:style-name="T1">REQ</text:span><text:span text:style-name="T1"><text:tab/></text:span><text:span text:style-name="T1">Request</text:span></text:p>
            <text:p><text:span text:style-name="T1">RSP</text:span><text:span text:style-name="T1"><text:tab/></text:span><text:span text:style-name="T1">Response</text:span></text:p>
            <text:p><text:span text:style-name="T1">SFU</text:span><text:span text:style-name="T1"><text:tab/></text:span><text:span text:style-name="T1">Select For Update</text:span></text:p>
            <text:p><text:span text:style-name="T1">SRC</text:span><text:span text:style-name="T1"><text:tab/></text:span><text:span text:style-name="T1">Source</text:span></text:p>
            <text:p><text:span text:style-name="T1">SYSERR</text:span><text:span text:style-name="T1"><text:tab/></text:span><text:span text:style-name="T1">System Error</text:span></text:p>
          </draw:text-box>
        </draw:frame>
        <draw:custom-shape draw:style-name="gr3" draw:text-style-name="P2" draw:id="id7" draw:layer="layout" svg:width="1.5cm" svg:height="0.5cm" svg:x="5.5cm" svg:y="5.5cm">
          <text:p text:style-name="P1"><text:span text:style-name="T1">Are fields 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draw:id="id9" draw:layer="layout" svg:width="1.5cm" svg:height="1cm" svg:x="5.5cm" svg:y="6.5cm">
          <text:p text:style-name="P1"><text:span text:style-name="T1">Is</text:span></text:p>
          <text:p text:style-name="P1"><text:span text:style-name="T1">signature/</text:span></text:p>
          <text:p text:style-name="P1"><text:span text:style-name="T1">contract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10" draw:layer="layout" svg:width="1.5cm" svg:height="0.5cm" svg:x="5.5cm" svg:y="8cm">
          <text:p text:style-name="P1"><text:span text:style-name="T1">Are limits 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1" draw:layer="layout" svg:width="1.5cm" svg:height="0.5cm" svg:x="5.5cm" svg:y="9cm">
          <text:p text:style-name="P1"><text:span text:style-name="T1">Send REQ</text:span></text:p>
          <text:p text:style-name="P1"><text:span text:style-name="T1">to SRC IF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id="id12" draw:layer="layout" svg:width="0.5cm" svg:height="0.5cm" svg:x="6cm" svg:y="10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id="id16" draw:layer="layout" svg:width="1.5cm" svg:height="1cm" svg:x="9.5cm" svg:y="6.5cm">
          <text:p text:style-name="P1"><text:span text:style-name="T1">Is there</text:span></text:p>
          <text:p text:style-name="P1"><text:span text:style-name="T1">DST IF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7" draw:layer="layout" svg:width="1.5cm" svg:height="0.5cm" svg:x="9.5cm" svg:y="8cm">
          <text:p text:style-name="P1"><text:span text:style-name="T1">Send REQ</text:span></text:p>
          <text:p text:style-name="P1"><text:span text:style-name="T1">to DST IF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id="id18" draw:layer="layout" svg:width="0.5cm" svg:height="0.5cm" svg:x="10cm" svg:y="9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id="id15" draw:layer="layout" svg:width="1.5cm" svg:height="0.5cm" svg:x="9.5cm" svg:y="5.5cm">
          <text:p text:style-name="P1"><text:span text:style-name="T1">Is RSP 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21" draw:layer="layout" svg:width="1.5cm" svg:height="0.5cm" svg:x="12.5cm" svg:y="5.5cm">
          <text:p text:style-name="P1"><text:span text:style-name="T1">Is RSP N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draw:id="id23" draw:layer="layout" svg:width="0.5cm" svg:height="0.5cm" svg:x="13cm" svg:y="7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id="id8" draw:layer="layout" svg:width="1.5cm" svg:height="0.5cm" svg:x="7.5cm" svg:y="5.5cm">
          <text:p text:style-name="P1"><text:span text:style-name="T1">DCL/INCT FM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id="id13" draw:layer="layout" svg:width="1.5cm" svg:height="0.5cm" svg:x="7.5cm" svg:y="6.749cm">
          <text:p text:style-name="P1"><text:span text:style-name="T1">DCL/..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id="id14" draw:layer="layout" svg:width="1.5cm" svg:height="0.5cm" svg:x="7.5cm" svg:y="8cm">
          <text:p text:style-name="P1"><text:span text:style-name="T1">DCL/EXD LM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id="id19" draw:layer="layout" svg:width="0.5cm" svg:height="0.5cm" svg:x="11.5cm" svg:y="5.5cm">
          <text:p text:style-name="P1"><text:span text:style-name="T1">DC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id="id20" draw:layer="layout" svg:width="0.5cm" svg:height="0.5cm" svg:x="11.5cm" svg:y="6.749cm">
          <text:p text:style-name="P1"><text:span text:style-name="T1">PR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id="id24" draw:layer="layout" svg:width="0.5cm" svg:height="0.5cm" svg:x="14.5cm" svg:y="5.5cm">
          <text:p text:style-name="P1"><text:span text:style-name="T1">PR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22" draw:layer="layout" svg:width="1.5cm" svg:height="0.5cm" svg:x="12.5cm" svg:y="6.5cm">
          <text:p text:style-name="P1"><text:span text:style-name="T1">Send id and CF</text:span></text:p>
          <text:p text:style-name="P1"><text:span text:style-name="T1">to NTFPR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10.249cm" svg:y1="1.5cm" svg:x2="10.249cm" svg:y2="2cm" draw:start-shape="id1" draw:start-glue-point="8" draw:end-shape="id2" draw:end-glue-point="4" svg:d="m10249 1500v500">
          <text:p/>
        </draw:connector>
        <draw:connector draw:style-name="gr9" draw:text-style-name="P2" draw:layer="layout" svg:x1="10.249cm" svg:y1="2.5cm" svg:x2="10.249cm" svg:y2="3cm" draw:start-shape="id2" draw:start-glue-point="6" draw:end-shape="id3" draw:end-glue-point="4" svg:d="m10249 2500v500">
          <text:p/>
        </draw:connector>
        <draw:connector draw:style-name="gr9" draw:text-style-name="P2" draw:layer="layout" svg:x1="9.5cm" svg:y1="3.499cm" svg:x2="6.249cm" svg:y2="4.5cm" draw:start-shape="id3" draw:start-glue-point="5" draw:end-shape="id4" draw:end-glue-point="4" svg:d="m9500 3499h-3251v1001">
          <text:p/>
        </draw:connector>
        <draw:connector draw:style-name="gr9" draw:text-style-name="P2" draw:layer="layout" svg:x1="10.249cm" svg:y1="4cm" svg:x2="10.249cm" svg:y2="4.5cm" draw:start-shape="id3" draw:start-glue-point="6" draw:end-shape="id5" draw:end-glue-point="4" svg:d="m10249 4000v500">
          <text:p/>
        </draw:connector>
        <draw:connector draw:style-name="gr9" draw:text-style-name="P2" draw:layer="layout" svg:x1="11cm" svg:y1="3.5cm" svg:x2="13.249cm" svg:y2="4.5cm" draw:start-shape="id3" draw:start-glue-point="1" draw:end-shape="id6" draw:end-glue-point="4" svg:d="m11000 3500h2249v1000">
          <text:p/>
        </draw:connector>
        <draw:connector draw:style-name="gr9" draw:text-style-name="P2" draw:layer="layout" svg:x1="6.249cm" svg:y1="5cm" svg:x2="6.249cm" svg:y2="5.5cm" draw:start-shape="id4" draw:start-glue-point="6" draw:end-shape="id7" draw:end-glue-point="4" svg:d="m6249 5000v500">
          <text:p/>
        </draw:connector>
        <draw:connector draw:style-name="gr9" draw:text-style-name="P2" draw:layer="layout" svg:x1="7cm" svg:y1="5.749cm" svg:x2="7.5cm" svg:y2="5.749cm" draw:start-shape="id7" draw:start-glue-point="7" draw:end-shape="id8" draw:end-glue-point="5" svg:d="m7000 5749h500">
          <text:p/>
        </draw:connector>
        <draw:connector draw:style-name="gr9" draw:text-style-name="P2" draw:layer="layout" svg:x1="6.249cm" svg:y1="6cm" svg:x2="6.249cm" svg:y2="6.5cm" draw:start-shape="id7" draw:start-glue-point="6" draw:end-shape="id9" draw:end-glue-point="4" svg:d="m6249 6000v500">
          <text:p/>
        </draw:connector>
        <draw:connector draw:style-name="gr9" draw:text-style-name="P2" draw:layer="layout" svg:x1="6.249cm" svg:y1="7.5cm" svg:x2="6.249cm" svg:y2="8cm" draw:start-shape="id9" draw:start-glue-point="6" draw:end-shape="id10" draw:end-glue-point="4" svg:d="m6249 7500v500">
          <text:p/>
        </draw:connector>
        <draw:connector draw:style-name="gr9" draw:text-style-name="P2" draw:layer="layout" svg:x1="6.249cm" svg:y1="8.5cm" svg:x2="6.249cm" svg:y2="9cm" draw:start-shape="id10" draw:start-glue-point="6" draw:end-shape="id11" draw:end-glue-point="4" svg:d="m6249 8500v500">
          <text:p/>
        </draw:connector>
        <draw:connector draw:style-name="gr9" draw:text-style-name="P2" draw:layer="layout" svg:x1="6.249cm" svg:y1="9.5cm" svg:x2="6.249cm" svg:y2="10cm" draw:start-shape="id11" draw:start-glue-point="6" draw:end-shape="id12" draw:end-glue-point="4" svg:d="m6249 9500v500">
          <text:p/>
        </draw:connector>
        <draw:connector draw:style-name="gr9" draw:text-style-name="P2" draw:layer="layout" svg:x1="7cm" svg:y1="6.999cm" svg:x2="7.5cm" svg:y2="6.998cm" draw:start-shape="id9" draw:start-glue-point="7" draw:end-shape="id13" draw:end-glue-point="5" svg:d="m7000 6999h251v-1h249">
          <text:p/>
        </draw:connector>
        <draw:connector draw:style-name="gr9" draw:text-style-name="P2" draw:layer="layout" svg:x1="7cm" svg:y1="8.249cm" svg:x2="7.5cm" svg:y2="8.249cm" draw:start-shape="id10" draw:start-glue-point="7" draw:end-shape="id14" draw:end-glue-point="5" svg:d="m7000 8249h500">
          <text:p/>
        </draw:connector>
        <draw:connector draw:style-name="gr9" draw:text-style-name="P2" draw:layer="layout" svg:x1="10.249cm" svg:y1="5cm" svg:x2="10.249cm" svg:y2="5.5cm" draw:start-shape="id5" draw:start-glue-point="6" draw:end-shape="id15" draw:end-glue-point="4" svg:d="m10249 5000v500">
          <text:p/>
        </draw:connector>
        <draw:connector draw:style-name="gr9" draw:text-style-name="P2" draw:layer="layout" svg:x1="10.249cm" svg:y1="6cm" svg:x2="10.249cm" svg:y2="6.5cm" draw:start-shape="id15" draw:start-glue-point="6" draw:end-shape="id16" draw:end-glue-point="4" svg:d="m10249 6000v500">
          <text:p/>
        </draw:connector>
        <draw:connector draw:style-name="gr9" draw:text-style-name="P2" draw:layer="layout" svg:x1="10.249cm" svg:y1="7.5cm" svg:x2="10.249cm" svg:y2="8cm" draw:start-shape="id16" draw:start-glue-point="6" draw:end-shape="id17" draw:end-glue-point="4" svg:d="m10249 7500v500">
          <text:p/>
        </draw:connector>
        <draw:connector draw:style-name="gr9" draw:text-style-name="P2" draw:layer="layout" svg:x1="10.249cm" svg:y1="8.5cm" svg:x2="10.249cm" svg:y2="9cm" draw:start-shape="id17" draw:start-glue-point="6" draw:end-shape="id18" draw:end-glue-point="4" svg:d="m10249 8500v500">
          <text:p/>
        </draw:connector>
        <draw:connector draw:style-name="gr9" draw:text-style-name="P2" draw:layer="layout" svg:x1="11cm" svg:y1="5.749cm" svg:x2="11.5cm" svg:y2="5.749cm" draw:start-shape="id15" draw:start-glue-point="7" draw:end-shape="id19" draw:end-glue-point="5" svg:d="m11000 5749h500">
          <text:p/>
        </draw:connector>
        <draw:connector draw:style-name="gr9" draw:text-style-name="P2" draw:layer="layout" svg:x1="11cm" svg:y1="6.999cm" svg:x2="11.5cm" svg:y2="6.998cm" draw:start-shape="id16" draw:start-glue-point="7" draw:end-shape="id20" draw:end-glue-point="5" svg:d="m11000 6999h251v-1h249">
          <text:p/>
        </draw:connector>
        <draw:connector draw:style-name="gr9" draw:text-style-name="P2" draw:layer="layout" svg:x1="13.249cm" svg:y1="5cm" svg:x2="13.249cm" svg:y2="5.5cm" draw:start-shape="id6" draw:start-glue-point="6" draw:end-shape="id21" draw:end-glue-point="4" svg:d="m13249 5000v500">
          <text:p/>
        </draw:connector>
        <draw:connector draw:style-name="gr9" draw:text-style-name="P2" draw:layer="layout" svg:x1="13.249cm" svg:y1="6cm" svg:x2="13.249cm" svg:y2="6.5cm" draw:start-shape="id21" draw:start-glue-point="6" draw:end-shape="id22" draw:end-glue-point="4" svg:d="m13249 6000v500">
          <text:p/>
        </draw:connector>
        <draw:connector draw:style-name="gr9" draw:text-style-name="P2" draw:layer="layout" svg:x1="13.249cm" svg:y1="7cm" svg:x2="13.249cm" svg:y2="7.5cm" draw:start-shape="id22" draw:start-glue-point="6" draw:end-shape="id23" draw:end-glue-point="4" svg:d="m13249 7000v500">
          <text:p/>
        </draw:connector>
        <draw:connector draw:style-name="gr9" draw:text-style-name="P2" draw:layer="layout" svg:x1="14cm" svg:y1="5.749cm" svg:x2="14.5cm" svg:y2="5.749cm" draw:start-shape="id21" draw:start-glue-point="7" draw:end-shape="id24" draw:end-glue-point="5" svg:d="m14000 5749h500">
          <text:p/>
        </draw:connector>
        <draw:custom-shape draw:style-name="gr8" draw:text-style-name="P2" draw:id="id25" draw:layer="layout" svg:width="1.5cm" svg:height="0.5cm" svg:x="7.5cm" svg:y="4.5cm">
          <text:p text:style-name="P1"><text:span text:style-name="T1">DCL/SYSER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svg:x1="9.5cm" svg:y1="3.499cm" svg:x2="8.249cm" svg:y2="4.5cm" draw:start-shape="id3" draw:start-glue-point="5" draw:end-shape="id25" draw:end-glue-point="4" svg:d="m9500 3499h-1251v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11H40M19S</meta:editing-duration>
    <meta:editing-cycles>44</meta:editing-cycles>
    <meta:generator>OpenOffice.org/3.1$Win32 OpenOffice.org_project/310m11$Build-9399</meta:generator>
    <dc:date>2010-02-18T07:55:35.85</dc:date>
    <dc:creator>Yerzhan Tulepov</dc:creator>
    <meta:document-statistic meta:object-count="50"/>
  </office:meta>
</office:document-meta>
</file>